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P1" style:family="paragraph" style:parent-style-name="Heading_20_2">
      <style:text-properties officeooo:rsid="000ac227" officeooo:paragraph-rsid="000ac227"/>
    </style:style>
    <style:style style:name="P2" style:family="paragraph" style:parent-style-name="Text_20_body">
      <style:text-properties fo:font-size="24pt" fo:font-weight="bold" style:font-size-asian="24pt" style:font-weight-asian="bold" style:font-size-complex="24pt" style:font-weight-complex="bold"/>
    </style:style>
    <style:style style:name="P3" style:family="paragraph" style:parent-style-name="Text_20_body">
      <style:text-properties fo:font-size="14pt" fo:font-weight="bold" style:font-size-asian="14pt" style:font-weight-asian="bold" style:font-size-complex="14pt" style:font-weight-complex="bold"/>
    </style:style>
    <style:style style:name="P4" style:family="paragraph" style:parent-style-name="Text_20_body">
      <style:text-properties officeooo:paragraph-rsid="000a346f"/>
    </style:style>
    <style:style style:name="P5" style:family="paragraph" style:parent-style-name="Text_20_body" style:list-style-name="L1"/>
    <style:style style:name="P6" style:family="paragraph" style:parent-style-name="Text_20_body" style:list-style-name="L2"/>
    <style:style style:name="P7" style:family="paragraph" style:parent-style-name="Text_20_body" style:list-style-name="L3"/>
    <style:style style:name="P8" style:family="paragraph" style:parent-style-name="Text_20_body" style:list-style-name="L4"/>
    <style:style style:name="P9" style:family="paragraph" style:parent-style-name="Text_20_body" style:list-style-name="L5"/>
    <style:style style:name="P10" style:family="paragraph" style:parent-style-name="Text_20_body" style:list-style-name="L6">
      <style:text-properties officeooo:paragraph-rsid="000ac227"/>
    </style:style>
    <style:style style:name="P11" style:family="paragraph" style:parent-style-name="Text_20_body" style:list-style-name="L6">
      <style:text-properties fo:font-weight="normal" officeooo:paragraph-rsid="000ac227" style:font-weight-asian="normal" style:font-weight-complex="normal"/>
    </style:style>
    <style:style style:name="P12" style:family="paragraph" style:parent-style-name="Text_20_body" style:list-style-name="L6">
      <style:text-properties fo:font-weight="normal" officeooo:rsid="000ac227" officeooo:paragraph-rsid="000ac227" style:font-weight-asian="normal" style:font-weight-complex="normal"/>
    </style:style>
    <style:style style:name="P13" style:family="paragraph" style:parent-style-name="Text_20_body">
      <style:text-properties officeooo:paragraph-rsid="000a346f"/>
    </style:style>
    <style:style style:name="T1" style:family="text">
      <style:text-properties officeooo:rsid="000450d2"/>
    </style:style>
    <style:style style:name="T2" style:family="text">
      <style:text-properties fo:font-style="normal" style:font-style-asian="normal" style:font-style-complex="normal"/>
    </style:style>
    <style:style style:name="T3" style:family="text">
      <style:text-properties fo:font-style="normal" officeooo:rsid="000450d2" style:font-style-asian="normal" style:font-style-complex="normal"/>
    </style:style>
    <style:style style:name="T4" style:family="text">
      <style:text-properties fo:font-style="normal" officeooo:rsid="0009d834" style:font-style-asian="normal" style:font-style-complex="normal"/>
    </style:style>
    <style:style style:name="T5" style:family="text">
      <style:text-properties officeooo:rsid="00056c10"/>
    </style:style>
    <style:style style:name="T6" style:family="text">
      <style:text-properties officeooo:rsid="0009d834"/>
    </style:style>
    <style:style style:name="T7" style:family="text">
      <style:text-properties fo:color="#000000"/>
    </style:style>
    <style:style style:name="T8" style:family="text">
      <style:text-properties fo:color="#000000" style:text-underline-style="none"/>
    </style:style>
    <style:style style:name="T9" style:family="text">
      <style:text-properties fo:color="#000000" style:text-underline-style="none" officeooo:rsid="000a346f"/>
    </style:style>
    <style:style style:name="T10" style:family="text">
      <style:text-properties fo:color="#000000" style:text-underline-style="none" fo:font-weight="normal" style:font-weight-asian="normal" style:font-weight-complex="normal"/>
    </style:style>
    <style:style style:name="T11" style:family="text">
      <style:text-properties fo:color="#000000" fo:font-size="18pt" style:text-underline-style="none" style:font-size-asian="18pt" style:font-size-complex="18pt"/>
    </style:style>
    <style:style style:name="T12" style:family="text">
      <style:text-properties fo:font-weight="normal" style:font-weight-asian="normal" style:font-weight-complex="normal"/>
    </style:style>
    <style:style style:name="T13" style:family="text">
      <style:text-properties fo:font-weight="normal" officeooo:rsid="000ac227" style:font-weight-asian="normal" style:font-weight-complex="normal"/>
    </style:style>
    <text:list-style style:name="L1">
      <text:list-level-style-bullet text:level="1" text:style-name="Bullet_20_Symbols" text:bullet-char="●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●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●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●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●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●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●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●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●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●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2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3">
      <text:list-level-style-bullet text:level="1" text:style-name="Bullet_20_Symbols" style:num-suffix="." text:bullet-char="•">
        <style:list-level-properties text:space-before="0.748cm" text:min-label-width="0.499cm"/>
      </text:list-level-style-bullet>
      <text:list-level-style-bullet text:level="2" text:style-name="Bullet_20_Symbols" style:num-suffix="." text:bullet-char="•">
        <style:list-level-properties text:space-before="1.995cm" text:min-label-width="0.499cm"/>
      </text:list-level-style-bullet>
      <text:list-level-style-bullet text:level="3" text:style-name="Bullet_20_Symbols" style:num-suffix="." text:bullet-char="•">
        <style:list-level-properties text:space-before="3.242cm" text:min-label-width="0.499cm"/>
      </text:list-level-style-bullet>
      <text:list-level-style-bullet text:level="4" text:style-name="Bullet_20_Symbols" style:num-suffix="." text:bullet-char="•">
        <style:list-level-properties text:space-before="4.489cm" text:min-label-width="0.499cm"/>
      </text:list-level-style-bullet>
      <text:list-level-style-bullet text:level="5" text:style-name="Bullet_20_Symbols" style:num-suffix="." text:bullet-char="•">
        <style:list-level-properties text:space-before="5.736cm" text:min-label-width="0.499cm"/>
      </text:list-level-style-bullet>
      <text:list-level-style-bullet text:level="6" text:style-name="Bullet_20_Symbols" style:num-suffix="." text:bullet-char="•">
        <style:list-level-properties text:space-before="6.983cm" text:min-label-width="0.499cm"/>
      </text:list-level-style-bullet>
      <text:list-level-style-bullet text:level="7" text:style-name="Bullet_20_Symbols" style:num-suffix="." text:bullet-char="•">
        <style:list-level-properties text:space-before="8.23cm" text:min-label-width="0.499cm"/>
      </text:list-level-style-bullet>
      <text:list-level-style-bullet text:level="8" text:style-name="Bullet_20_Symbols" style:num-suffix="." text:bullet-char="•">
        <style:list-level-properties text:space-before="9.478cm" text:min-label-width="0.499cm"/>
      </text:list-level-style-bullet>
      <text:list-level-style-bullet text:level="9" text:style-name="Bullet_20_Symbols" style:num-suffix="." text:bullet-char="•">
        <style:list-level-properties text:space-before="10.725cm" text:min-label-width="0.499cm"/>
      </text:list-level-style-bullet>
      <text:list-level-style-bullet text:level="10" text:style-name="Bullet_20_Symbols" style:num-suffix="." text:bullet-char="•">
        <style:list-level-properties text:space-before="11.972cm" text:min-label-width="0.499cm"/>
      </text:list-level-style-bullet>
    </text:list-style>
    <text:list-style style:name="L4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  <style:text-properties style:font-name="OpenSymbol"/>
      </text:list-level-style-bullet>
      <text:list-level-style-bullet text:level="2" text:style-name="Bullet_20_Symbols" text:bullet-char="•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  <style:text-properties style:font-name="OpenSymbol"/>
      </text:list-level-style-bullet>
      <text:list-level-style-bullet text:level="3" text:style-name="Bullet_20_Symbols" text:bullet-char="•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  <style:text-properties style:font-name="OpenSymbol"/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  <style:text-properties style:font-name="OpenSymbol"/>
      </text:list-level-style-bullet>
      <text:list-level-style-bullet text:level="5" text:style-name="Bullet_20_Symbols" text:bullet-char="•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  <style:text-properties style:font-name="OpenSymbol"/>
      </text:list-level-style-bullet>
      <text:list-level-style-bullet text:level="6" text:style-name="Bullet_20_Symbols" text:bullet-char="•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  <style:text-properties style:font-name="OpenSymbol"/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  <style:text-properties style:font-name="OpenSymbol"/>
      </text:list-level-style-bullet>
      <text:list-level-style-bullet text:level="8" text:style-name="Bullet_20_Symbols" text:bullet-char="•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  <style:text-properties style:font-name="OpenSymbol"/>
      </text:list-level-style-bullet>
      <text:list-level-style-bullet text:level="9" text:style-name="Bullet_20_Symbols" text:bullet-char="•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  <style:text-properties style:font-name="OpenSymbol"/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  <style:text-properties style:font-name="OpenSymbol"/>
      </text:list-level-style-bullet>
    </text:list-style>
    <text:list-style style:name="L5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  <text:list-style style:name="L6">
      <text:list-level-style-bullet text:level="1" text:style-name="Bullet_20_Symbols" text:bullet-char="•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bullet>
      <text:list-level-style-bullet text:level="2" text:style-name="Bullet_20_Symbols" text:bullet-char="◦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bullet>
      <text:list-level-style-bullet text:level="3" text:style-name="Bullet_20_Symbols" text:bullet-char="▪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bullet>
      <text:list-level-style-bullet text:level="4" text:style-name="Bullet_20_Symbols" text:bullet-char="•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bullet>
      <text:list-level-style-bullet text:level="5" text:style-name="Bullet_20_Symbols" text:bullet-char="◦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bullet>
      <text:list-level-style-bullet text:level="6" text:style-name="Bullet_20_Symbols" text:bullet-char="▪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bullet>
      <text:list-level-style-bullet text:level="7" text:style-name="Bullet_20_Symbols" text:bullet-char="•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bullet>
      <text:list-level-style-bullet text:level="8" text:style-name="Bullet_20_Symbols" text:bullet-char="◦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bullet>
      <text:list-level-style-bullet text:level="9" text:style-name="Bullet_20_Symbols" text:bullet-char="▪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bullet>
      <text:list-level-style-bullet text:level="10" text:style-name="Bullet_20_Symbols" text:bullet-char="•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bullet>
    </text:list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Gitlab</text:p>
      <text:p text:style-name="Text_20_body"/>
      <text:p text:style-name="Text_20_body">Gitlab is a service that provides remote access to Git repositories.</text:p>
      <text:p text:style-name="Text_20_body"><text:span text:style-name="T6">I</text:span><text:span text:style-name="T1">t</text:span> include the sharing of code between different people, bug tracking, wiki space <text:span text:style-name="T1">and so on.</text:span></text:p>
      <text:p text:style-name="Text_20_body"/>
      <text:p text:style-name="Text_20_body"><text:span text:style-name="Strong_20_Emphasis"><text:span text:style-name="T2">Git - </text:span></text:span><text:span text:style-name="T2">It is a source code versioning system that lets you </text:span><text:span text:style-name="T4">to </text:span><text:span text:style-name="T2">track changes and push or pull changes from remote resources.</text:span></text:p>
      <text:p text:style-name="Text_20_body"><text:span text:style-name="Strong_20_Emphasis"><text:span text:style-name="T2">GitHub </text:span></text:span><text:span text:style-name="T2">is a publicly available, free service </text:span><text:span text:style-name="T3">consist of</text:span><text:span text:style-name="T2"> source code for open source projects.</text:span></text:p>
      <text:p text:style-name="Text_20_body"><text:span text:style-name="Strong_20_Emphasis"><text:span text:style-name="T2">GitLab</text:span></text:span><text:span text:style-name="T2"> </text:span></text:p>
      <text:p text:style-name="Text_20_body"><text:span text:style-name="T4">It is manily used by some</text:span><text:span text:style-name="T2"> organizations to provide internal management of git repositories. </text:span></text:p>
      <text:p text:style-name="Text_20_body">It is a self hosted Git-repository management system that keeps the user code private and can easily deploy the changes of the code.</text:p>
      <text:p text:style-name="Text_20_body"/>
      <text:list xml:id="list913594577" text:style-name="L1">
        <text:list-item>
          <text:p text:style-name="P5">GitLab provides GitLab Community Edition version for users to locate, on which servers their code is present.</text:p>
        </text:list-item>
        <text:list-item>
          <text:p text:style-name="P5">GitLab provides unlimited number of private and public repositories for free.</text:p>
        </text:list-item>
        <text:list-item>
          <text:p text:style-name="P5">The Snippet section can share small amount of code from a project, instead of sharing whole project.</text:p>
        </text:list-item>
      </text:list>
      <text:p text:style-name="P3">Git Commands</text:p>
      <text:p text:style-name="Text_20_body">Following are the some basic Git commands can be used to work with Git −</text:p>
      <text:p text:style-name="Text_20_body"/>
      <text:p text:style-name="Text_20_body">$ git –version : <text:span text:style-name="T5">to check </text:span>version of the Git .</text:p>
      <text:p text:style-name="Text_20_body">$ git config --global user.name "USERNAME" : Add Git username and email address to identify the author while committing the information.</text:p>
      <text:p text:style-name="Text_20_body">$ git config --global user.email <text:span text:style-name="T7">"</text:span><text:a xlink:type="simple" xlink:href="mailto:email_address@example.com" text:style-name="Internet_20_link" text:visited-style-name="Visited_20_Internet_20_Link">email_address@example.com</text:a><text:span text:style-name="T7">" </text:span>: <text:s/>set the email address </text:p>
      <text:p text:style-name="Text_20_body">$ git config --global –list : Use the <text:s/>command to check the entered information</text:p>
      <text:p text:style-name="Text_20_body">$ git checkout master : <text:s/>pull the latest changes made to the master branch by using the below command </text:p>
      <text:p text:style-name="Text_20_body">$ git pull origin NAME-OF-BRANCH -u : You can fetch the latest changes to the working directory with the below command</text:p>
      <text:p text:style-name="Text_20_body">$ git checkout -b branch-name : Create a new branch with the below command </text:p>
      <text:p text:style-name="Text_20_body">$ git checkout branch-name : You can switch from one branch to other branch by using the command as </text:p>
      <text:p text:style-name="Text_20_body"><text:soft-page-break/>$ git status : Check the changes made to your files </text:p>
      <text:p text:style-name="Text_20_body">$ git push origin branch-name : Now send your changes to master branch with the below command </text:p>
      <text:p text:style-name="Text_20_body">$ git checkout : Delete the all changes, except unstaged things by using the below command </text:p>
      <text:p text:style-name="Text_20_body">$ git clean -f : <text:s/>delete the all changes along with untracked files </text:p>
      <text:p text:style-name="Text_20_body">$git checkout branch-name</text:p>
      <text:p text:style-name="Text_20_body">$ git merge master <text:s/>: To merge the different branch with the master branch, </text:p>
      <text:p text:style-name="Text_20_body">$git checkout master : <text:s/>merge the master branch with the created branch</text:p>
      <text:p text:style-name="Text_20_body"/>
      <text:p text:style-name="P2">Jira </text:p>
      <text:list xml:id="list1363677237" text:style-name="L2">
        <text:list-item>
          <text:p text:style-name="P6"><text:span text:style-name="Strong_20_Emphasis">JIRA</text:span> is a software tool used for <text:span text:style-name="Strong_20_Emphasis">bug tracking, issue tracking,</text:span> and <text:span text:style-name="Strong_20_Emphasis">project management</text:span>. </text:p>
        </text:list-item>
        <text:list-item>
          <text:p text:style-name="P6">The JIRA dashboard consists of many useful functions and features which make handling of issues easy.</text:p>
        </text:list-item>
      </text:list>
      <text:p text:style-name="Text_20_body">Jira software can be used for :</text:p>
      <text:list xml:id="list2319243636" text:style-name="L3">
        <text:list-item>
          <text:p text:style-name="P7">Requirements and Test case management </text:p>
        </text:list-item>
        <text:list-item>
          <text:p text:style-name="P7">In Agile Methodology </text:p>
        </text:list-item>
        <text:list-item>
          <text:p text:style-name="P7">Project Management </text:p>
        </text:list-item>
        <text:list-item>
          <text:p text:style-name="P7">Software Development </text:p>
        </text:list-item>
        <text:list-item>
          <text:p text:style-name="P7">Product Management </text:p>
        </text:list-item>
        <text:list-item>
          <text:p text:style-name="P7">Task Management </text:p>
        </text:list-item>
        <text:list-item>
          <text:p text:style-name="P7">Bug Tracking </text:p>
        </text:list-item>
      </text:list>
      <text:p text:style-name="Text_20_body"/>
      <text:p text:style-name="P2">Jenkin </text:p>
      <text:list xml:id="list2398473193" text:style-name="L4">
        <text:list-item>
          <text:p text:style-name="P8">J<text:span text:style-name="T8">enkin is the most popular, open source continous integration tool</text:span></text:p>
        </text:list-item>
        <text:list-item>
          <text:p text:style-name="P8">Jenkins supports the complete development life cycle of software from building, testing, documenting the software, deploying, and other stages of the software development life cycle.</text:p>
        </text:list-item>
      </text:list>
      <text:p text:style-name="Text_20_body"/>
      <text:p text:style-name="Text_20_body"/>
      <text:p text:style-name="Text_20_body"><text:span text:style-name="Strong_20_Emphasis"><text:span text:style-name="T8"/></text:span></text:p>
      <text:p text:style-name="Text_20_body"><text:span text:style-name="Strong_20_Emphasis"><text:span text:style-name="T8"/></text:span></text:p>
      <text:p text:style-name="P4"><text:span text:style-name="Strong_20_Emphasis"><text:span text:style-name="T11"/></text:span></text:p>
      <text:p text:style-name="P4"><text:soft-page-break/><text:span text:style-name="Strong_20_Emphasis"><text:span text:style-name="T11">Continuous Integration</text:span></text:span></text:p>
      <text:list xml:id="list2627690805" text:style-name="L5">
        <text:list-item>
          <text:p text:style-name="P9"><text:span text:style-name="Strong_20_Emphasis"><text:span text:style-name="T10">Continuous Integration</text:span></text:span><text:span text:style-name="T8"> is a software development method where team members integrate their work at least once a day.</text:span></text:p>
        </text:list-item>
        <text:list-item>
          <text:p text:style-name="P9">The software is tested immediately after a code commit.</text:p>
        </text:list-item>
        <text:list-item>
          <text:p text:style-name="P9"><text:span text:style-name="T8"><text:s/>code is built and tested </text:span><text:span text:style-name="T9">each time when commit happens</text:span><text:span text:style-name="T8">. </text:span></text:p>
        </text:list-item>
        <text:list-item>
          <text:p text:style-name="P9">In a large project with many developers, commits are made many times during a day. With each commit code is built and tested. If the test is passed, build is tested for deployment. If the deployment is a success, the code is pushed to Production.</text:p>
        </text:list-item>
      </text:list>
      <text:h text:style-name="P1" text:outline-level="2">Continuous Delivery </text:h>
      <text:list xml:id="list1558973993" text:style-name="L6">
        <text:list-item>
          <text:p text:style-name="P10"><text:span text:style-name="Strong_20_Emphasis"><text:span text:style-name="T12">Continuous Delivery</text:span></text:span><text:span text:style-name="T12"> is a <text:s/>method in which a team develops software products in a short cycle.</text:span></text:p>
        </text:list-item>
        <text:list-item>
          <text:p text:style-name="P11"><text:s/>It ensures that software can be easily released at any time.</text:p>
        </text:list-item>
        <text:list-item>
          <text:p text:style-name="P10"><text:span text:style-name="T12"><text:s/>The main aim of continuous delivery is to build, test, and release software speed</text:span><text:span text:style-name="T13">ly</text:span><text:span text:style-name="T12"> and frequency. </text:span></text:p>
        </text:list-item>
        <text:list-item>
          <text:p text:style-name="P11">It helps you to reduce the cost, time, and risk of delivering changes by allowing for frequent updates in production.</text:p>
          <text:p text:style-name="P12"/>
        </text:list-item>
      </text:list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OpenSymbol" svg:font-family="OpenSymbol" style:font-charset="x-symbol"/>
    <style:font-face style:name="Lohit Devanagari1" svg:font-family="'Lohit Devanagari'"/>
    <style:font-face style:name="Liberation Mono" svg:font-family="'Liberation Mono'" style:font-family-generic="modern" style:font-pitch="fixed"/>
    <style:font-face style:name="Noto Sans Mono CJK SC" svg:font-family="'Noto Sans Mono CJK SC'" style:font-family-generic="modern" style:font-pitch="fixed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en" fo:country="IN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353cm" fo:margin-bottom="0.212cm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oto Sans Mono CJK SC" style:font-family-asian="'Noto Sans Mono CJK SC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2-01-11T16:19:57.805365435</meta:creation-date>
    <dc:date>2022-01-19T11:25:58.819858027</dc:date>
    <meta:editing-duration>PT7H3M22S</meta:editing-duration>
    <meta:editing-cycles>6</meta:editing-cycles>
    <meta:generator>LibreOffice/6.4.7.2$Linux_X86_64 LibreOffice_project/40$Build-2</meta:generator>
    <meta:document-statistic meta:table-count="0" meta:image-count="0" meta:object-count="0" meta:page-count="3" meta:paragraph-count="53" meta:word-count="649" meta:character-count="3737" meta:non-whitespace-character-count="3132"/>
  </office:meta>
</office:document-meta>
</file>